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027cm" fo:break-before="auto" style:use-optimal-row-height="true"/>
    </style:style>
    <style:style style:name="ro2" style:family="table-row">
      <style:table-row-properties style:row-height="5.528cm" fo:break-before="auto" style:use-optimal-row-height="true"/>
    </style:style>
    <style:style style:name="ro3" style:family="table-row">
      <style:table-row-properties style:row-height="7.16cm" fo:break-before="auto" style:use-optimal-row-height="true"/>
    </style:style>
    <style:style style:name="ro4" style:family="table-row">
      <style:table-row-properties style:row-height="5.976cm" fo:break-before="auto" style:use-optimal-row-height="true"/>
    </style:style>
    <style:style style:name="ro5" style:family="table-row">
      <style:table-row-properties style:row-height="6.765cm" fo:break-before="auto" style:use-optimal-row-height="true"/>
    </style:style>
    <style:style style:name="ro6" style:family="table-row">
      <style:table-row-properties style:row-height="9.529cm" fo:break-before="auto" style:use-optimal-row-height="true"/>
    </style:style>
    <style:style style:name="ro7" style:family="table-row">
      <style:table-row-properties style:row-height="10.319cm" fo:break-before="auto" style:use-optimal-row-height="true"/>
    </style:style>
    <style:style style:name="ro8" style:family="table-row">
      <style:table-row-properties style:row-height="12.666cm" fo:break-before="auto" style:use-optimal-row-height="false"/>
    </style:style>
    <style:style style:name="ro9" style:family="table-row">
      <style:table-row-properties style:row-height="3.605cm" fo:break-before="auto" style:use-optimal-row-height="true"/>
    </style:style>
    <style:style style:name="ro10" style:family="table-row">
      <style:table-row-properties style:row-height="11.504cm" fo:break-before="auto" style:use-optimal-row-height="true"/>
    </style:style>
    <style:style style:name="ro11" style:family="table-row">
      <style:table-row-properties style:row-height="12.294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c5d9f5" style:diagonal-bl-tr="none" style:diagonal-tl-br="none" style:text-align-source="fix" style:repeat-content="false" fo:wrap-option="wrap" fo:border="1.76pt solid #39609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15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6" style:family="table-cell" style:parent-style-name="Default" style:data-style-name="N0"/>
    <style:style style:name="ce10" style:family="table-cell" style:parent-style-name="Default" style:data-style-name="N99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questions" table:style-name="ta1">
        <table:table-column table:style-name="co1" table:default-cell-style-name="Default"/>
        <table:table-column table:style-name="co1" table:default-cell-style-name="ce6"/>
        <table:table-column table:style-name="co1" table:number-columns-repeated="15" table:default-cell-style-name="Default"/>
        <table:table-column table:style-name="co1" table:default-cell-style-name="ce6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Nazwa pytania</text:p>
          </table:table-cell>
          <table:table-cell table:style-name="ce1" office:value-type="string" calcext:value-type="string">
            <text:p>Numer pytania</text:p>
          </table:table-cell>
          <table:table-cell table:style-name="ce1" office:value-type="string" calcext:value-type="string">
            <text:p>Pytanie</text:p>
          </table:table-cell>
          <table:table-cell table:style-name="ce1" office:value-type="string" calcext:value-type="string">
            <text:p>Odpowiedź A</text:p>
          </table:table-cell>
          <table:table-cell table:style-name="ce1" office:value-type="string" calcext:value-type="string">
            <text:p>Odpowiedź B</text:p>
          </table:table-cell>
          <table:table-cell table:style-name="ce1" office:value-type="string" calcext:value-type="string">
            <text:p>Odpowiedź C</text:p>
          </table:table-cell>
          <table:table-cell table:style-name="ce1" office:value-type="string" calcext:value-type="string">
            <text:p>Pytanie ENG</text:p>
          </table:table-cell>
          <table:table-cell table:style-name="ce1" office:value-type="string" calcext:value-type="string">
            <text:p>Odpowiedź ENG A</text:p>
          </table:table-cell>
          <table:table-cell table:style-name="ce1" office:value-type="string" calcext:value-type="string">
            <text:p>Odpowiedź ENG B</text:p>
          </table:table-cell>
          <table:table-cell table:style-name="ce1" office:value-type="string" calcext:value-type="string">
            <text:p>Odpowiedź ENG C</text:p>
          </table:table-cell>
          <table:table-cell table:style-name="ce1" office:value-type="string" calcext:value-type="string">
            <text:p>Pytanie DE</text:p>
          </table:table-cell>
          <table:table-cell table:style-name="ce1" office:value-type="string" calcext:value-type="string">
            <text:p>Odpowiedź DE A</text:p>
          </table:table-cell>
          <table:table-cell table:style-name="ce1" office:value-type="string" calcext:value-type="string">
            <text:p>Odpowiedź DE B</text:p>
          </table:table-cell>
          <table:table-cell table:style-name="ce1" office:value-type="string" calcext:value-type="string">
            <text:p>Odpowiedź DE C</text:p>
          </table:table-cell>
          <table:table-cell table:style-name="ce1" office:value-type="string" calcext:value-type="string">
            <text:p>Poprawna odp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Zakres struktury</text:p>
          </table:table-cell>
          <table:table-cell table:style-name="ce1" office:value-type="string" calcext:value-type="string">
            <text:p>Liczba punktów</text:p>
          </table:table-cell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Nazwa bloku</text:p>
          </table:table-cell>
          <table:table-cell table:style-name="ce1" office:value-type="string" calcext:value-type="string">
            <text:p>Źródło pytania</text:p>
          </table:table-cell>
          <table:table-cell table:style-name="ce1" office:value-type="string" calcext:value-type="string">
            <text:p>O co chcemy zapytać</text:p>
          </table:table-cell>
          <table:table-cell table:style-name="ce1" office:value-type="string" calcext:value-type="string">
            <text:p>Jaki ma związek z bezpieczeństwem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odmiot</text:p>
          </table:table-cell>
          <table:table-cell table:style-name="ce1" office:value-type="string" calcext:value-type="string">
            <text:p>Nazwa media tłumaczenie migowe (PJM) treść pyt</text:p>
          </table:table-cell>
          <table:table-cell table:style-name="ce1" office:value-type="string" calcext:value-type="string">
            <text:p>Nazwa media tłumaczenie migowe (PJM) treść odp A</text:p>
          </table:table-cell>
          <table:table-cell table:style-name="ce1" office:value-type="string" calcext:value-type="string">
            <text:p>Nazwa media tłumaczenie migowe (PJM) treść odp B</text:p>
          </table:table-cell>
          <table:table-cell table:style-name="ce1" office:value-type="string" calcext:value-type="string">
            <text:p>Nazwa media tłumaczenie migowe (PJM) treść odp C</text:p>
          </table:table-cell>
          <table:table-cell table:style-name="ce1" office:value-type="string" calcext:value-type="string">
            <text:p>Nazwa media tłumaczenie migowe (SJM) treść pyt</text:p>
          </table:table-cell>
          <table:table-cell table:style-name="ce1" office:value-type="string" calcext:value-type="string">
            <text:p>Nazwa media tłumaczenie migowe (SJM) treść odp A</text:p>
          </table:table-cell>
          <table:table-cell table:style-name="ce1" office:value-type="string" calcext:value-type="string">
            <text:p>Nazwa media tłumaczenie migowe (SJM) treść odp B</text:p>
          </table:table-cell>
          <table:table-cell table:style-name="ce1" office:value-type="string" calcext:value-type="string">
            <text:p>Nazwa media tłumaczenie migowe (SJM) treść odp C</text:p>
          </table:table-cell>
        </table:table-row>
        <table:table-row table:style-name="ro2">
          <table:table-cell table:style-name="ce2" office:value-type="string" calcext:value-type="string">
            <text:p>W19(94)</text:p>
          </table:table-cell>
          <table:table-cell table:style-name="ce5" office:value-type="float" office:value="6301" calcext:value-type="float">
            <text:p>6301</text:p>
          </table:table-cell>
          <table:table-cell table:style-name="ce2" office:value-type="string" calcext:value-type="string">
            <text:p>Czy postąpisz właściwie umieszczając ostrzegawczy trójkąt odblaskowy w odległości 30-50 m za pojazdem, który uległ awarii na drodze ekspresowej?</text:p>
          </table:table-cell>
          <table:table-cell table:style-name="ce2" table:number-columns-repeated="3"/>
          <table:table-cell table:style-name="ce2" office:value-type="string" calcext:value-type="string">
            <text:p>Is it correct to place a warning triangle at a distance of 30-50 m behind the car, if the car breaks down on an express road?</text:p>
          </table:table-cell>
          <table:table-cell table:style-name="ce2" table:number-columns-repeated="3"/>
          <table:table-cell table:style-name="ce2" office:value-type="string" calcext:value-type="string">
            <text:p>Ist das Aufstellen eines Warndreiecks in der Entfernung von 30-50 m hinter dem Fahrzeug bei einer Panne auf der Schnellstraße richtig?</text:p>
          </table:table-cell>
          <table:table-cell table:style-name="ce2" table:number-columns-repeated="3"/>
          <table:table-cell table:style-name="ce10" office:value-type="string" calcext:value-type="string">
            <text:p>N</text:p>
          </table:table-cell>
          <table:table-cell table:style-name="ce2" office:value-type="string" calcext:value-type="string">
            <text:p>1C110.jpg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B,C,D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art. 50 ust. 2 pkt 1) lit. b) ustawy z 20 czerwca 1997 roku Prawo o ruchu drogowym (Dz. U. z 2012 r. poz. 1137 ze zm.)</text:p>
          </table:table-cell>
          <table:table-cell table:style-name="ce2" office:value-type="string" calcext:value-type="string">
            <text:p>Postępowanie w sytuacjach nadzwyczajnych</text:p>
          </table:table-cell>
          <table:table-cell table:style-name="ce2" office:value-type="string" calcext:value-type="string">
            <text:p>Kształcenie umiejętności bezpiecznego uczestnictwa w ruchu drogowym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ITS</text:p>
          </table:table-cell>
          <table:table-cell table:style-name="ce2" office:value-type="string" calcext:value-type="string">
            <text:p>pjm6301.wmv</text:p>
          </table:table-cell>
          <table:table-cell table:style-name="ce2" table:number-columns-repeated="7"/>
        </table:table-row>
        <table:table-row table:style-name="ro3">
          <table:table-cell table:style-name="ce2" office:value-type="string" calcext:value-type="string">
            <text:p>W19(95)</text:p>
          </table:table-cell>
          <table:table-cell table:style-name="ce8" office:value-type="float" office:value="6302" calcext:value-type="float">
            <text:p>6302</text:p>
          </table:table-cell>
          <table:table-cell table:style-name="ce2" office:value-type="string" calcext:value-type="string">
            <text:p>Czy na autostradzie masz obowiązek włączyć światła awaryjne unieruchomionego z powodu wypadku pojazdu, którym kierujesz?</text:p>
          </table:table-cell>
          <table:table-cell table:style-name="ce2" table:number-columns-repeated="3"/>
          <table:table-cell table:style-name="ce2" office:value-type="string" calcext:value-type="string">
            <text:p>If you're involved in an accident on a motorway, do you have to signal the fact that your car is immobilized by turning on the emergency lights?</text:p>
          </table:table-cell>
          <table:table-cell table:style-name="ce2" table:number-columns-repeated="3"/>
          <table:table-cell table:style-name="ce2" office:value-type="string" calcext:value-type="string">
            <text:p>Sollen Sie bei der Beteiligung an einem Unfall auf der Autobahn das Stehenbleiben des von Ihnen gefahrenen Fahrzeugs durch Einschalten der Warnblickanlage ankündigen?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1C111.jpg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B,C,D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art. 50 ust. 2 pkt 1) lit. a) ustawy z 20 czerwca 1997 roku Prawo o ruchu drogowym (Dz. U. z 2012 r. poz. 1137 ze zm.)</text:p>
          </table:table-cell>
          <table:table-cell table:style-name="ce2" office:value-type="string" calcext:value-type="string">
            <text:p>Postępowanie w sytuacjach nadzwyczajnych</text:p>
          </table:table-cell>
          <table:table-cell table:style-name="ce2" office:value-type="string" calcext:value-type="string">
            <text:p>Kształcenie umiejętności bezpiecznego uczestnictwa w ruchu drogowym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ITS</text:p>
          </table:table-cell>
          <table:table-cell table:style-name="ce2" office:value-type="string" calcext:value-type="string">
            <text:p>pjm6302.wmv</text:p>
          </table:table-cell>
          <table:table-cell table:style-name="ce2" table:number-columns-repeated="7"/>
        </table:table-row>
        <table:table-row table:style-name="ro3">
          <table:table-cell table:style-name="ce2" office:value-type="string" calcext:value-type="string">
            <text:p>W19(97)</text:p>
          </table:table-cell>
          <table:table-cell table:style-name="ce5" office:value-type="float" office:value="6304" calcext:value-type="float">
            <text:p>6304</text:p>
          </table:table-cell>
          <table:table-cell table:style-name="ce2" office:value-type="string" calcext:value-type="string">
            <text:p>Czy w tej sytuacji, podczas postoju uszkodzonego pojazdu poza obszarem zabudowanym, masz obowiązek umieścić ostrzegawczy trójkąt odblaskowy bezpośrednio za pojazdem lub na nim ?</text:p>
          </table:table-cell>
          <table:table-cell table:style-name="ce2" table:number-columns-repeated="3"/>
          <table:table-cell table:style-name="ce2" office:value-type="string" calcext:value-type="string">
            <text:p>If you park a broken-down car outside a built-up area, are you obliged to place a warning triangle immediately behind the car or on it?</text:p>
          </table:table-cell>
          <table:table-cell table:style-name="ce2" table:number-columns-repeated="3"/>
          <table:table-cell table:style-name="ce2" office:value-type="string" calcext:value-type="string">
            <text:p>Sollen Sie beim Halten des beschädigten Fahrzeugs außerhalb geschlossener Ortschaft ein Warndreieck unmittelbar hinter oder auf dem Fahrzeug aufstellen?</text:p>
          </table:table-cell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1C114.jpg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B,C,D,B1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Art. 50 ust. 2 pkt. 2a Ustawy Prawo o ruchu drogowym (Dz. U. z 2012 r. poz. 1137)</text:p>
          </table:table-cell>
          <table:table-cell table:style-name="ce2" office:value-type="string" calcext:value-type="string">
            <text:p>Postępowanie w sytuacjach nadzwyczajnych</text:p>
          </table:table-cell>
          <table:table-cell table:style-name="ce2" office:value-type="string" calcext:value-type="string">
            <text:p>Kształcenie umiejętności bezpiecznego uczestnictwa w ruchu drogowym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ITS</text:p>
          </table:table-cell>
          <table:table-cell table:style-name="ce2" table:number-columns-repeated="8"/>
        </table:table-row>
        <table:table-row table:style-name="ro4">
          <table:table-cell table:style-name="ce2" office:value-type="string" calcext:value-type="string">
            <text:p>W19(110)</text:p>
          </table:table-cell>
          <table:table-cell table:style-name="ce5" office:value-type="float" office:value="7131" calcext:value-type="float">
            <text:p>7131</text:p>
          </table:table-cell>
          <table:table-cell table:style-name="ce2" office:value-type="string" calcext:value-type="string">
            <text:p>Czy w tej sytuacji uzasadnione jest sprawdzenie, czy sprawca wypadku zaciągnął hamulec awaryjny i wyłączył silnik?</text:p>
          </table:table-cell>
          <table:table-cell table:style-name="ce2" table:number-columns-repeated="3"/>
          <table:table-cell table:style-name="ce2" office:value-type="string" calcext:value-type="string">
            <text:p>Is it fully justifiable in the presented situation to check if the accident perpetrator had applied emergency brake and turned off the engine?</text:p>
          </table:table-cell>
          <table:table-cell table:style-name="ce2" table:number-columns-repeated="3"/>
          <table:table-cell table:style-name="ce2" office:value-type="string" calcext:value-type="string">
            <text:p>Ist es in der dargestellten Situation begründet, zu überprüfen, ob der Unfallverursacher, die Notbremse angezogen und den Motor abgestellt hat?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_1org.wmv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A,B,C,D,T,AM,A1,A2,B1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Wytyczne Polskiej Rada Resuscytacji 2010 – bezpieczeństwo własne, poszkodowanego i miejsca zdarzenia</text:p>
          </table:table-cell>
          <table:table-cell table:style-name="ce2" office:value-type="string" calcext:value-type="string">
            <text:p>Chcemy zapytać o to, jak świadek zdarzenia ma zabezpieczyć samochód sprawcy, by ten nie stał się przyczyną wtórnych obrażeń</text:p>
          </table:table-cell>
          <table:table-cell table:style-name="ce2" office:value-type="string" calcext:value-type="string">
            <text:p>Bezpieczeństwo poszkodowanego wzrosło dzięki unieruchomieniu auta i braku możliwości stoczenia się na rannego lub inne pojazdy na drodze.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PWPW</text:p>
          </table:table-cell>
          <table:table-cell table:style-name="ce2" office:value-type="string" calcext:value-type="string">
            <text:p>pjm7131.wmv</text:p>
          </table:table-cell>
          <table:table-cell table:style-name="ce2" table:number-columns-repeated="7"/>
        </table:table-row>
        <table:table-row table:style-name="ro5">
          <table:table-cell table:style-name="ce2" office:value-type="string" calcext:value-type="string">
            <text:p>W19(15)</text:p>
          </table:table-cell>
          <table:table-cell table:style-name="ce5" office:value-type="float" office:value="2420" calcext:value-type="float">
            <text:p>2420</text:p>
          </table:table-cell>
          <table:table-cell table:style-name="ce2" office:value-type="string" calcext:value-type="string">
            <text:p>Czy w tej sytuacji wolno Ci opuścić miejsce zdarzenia, bo uznałeś, że sprawca wypadku udzieli pomocy poszkodowanemu?</text:p>
          </table:table-cell>
          <table:table-cell table:style-name="ce2" table:number-columns-repeated="3"/>
          <table:table-cell table:style-name="ce2" office:value-type="string" calcext:value-type="string">
            <text:p>Are you allowed to leave the scene of the accident because you believe that the perpetrator of the accident will give first aid to the injured person? </text:p>
            <text:p/>
          </table:table-cell>
          <table:table-cell table:style-name="ce2" table:number-columns-repeated="3"/>
          <table:table-cell table:style-name="ce2" office:value-type="string" calcext:value-type="string">
            <text:p>Dürfen Sie in dargestellten Situation den Unfallort verlassen, weil Sie davon ausgehen, dass der Täter dem Betroffenen Hilfe leistet?</text:p>
          </table:table-cell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_1org.wmv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A,B,C,D,T,AM,A1,A2,B1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art. 44 ust. 3 w związku z ust. 2 pkt 1) i 3) ustawy z 20 czerwca 1997 roku Prawo o ruchu drogowym (Dz. U. z 2012 r. poz. 1137 ze zm.)</text:p>
          </table:table-cell>
          <table:table-cell table:style-name="ce2" office:value-type="string" calcext:value-type="string">
            <text:p>Czy świadek zdarzenia musi się zatrzymać, wezwać pomoc i udzielić pierwszej pomocy</text:p>
          </table:table-cell>
          <table:table-cell table:style-name="ce2" office:value-type="string" calcext:value-type="string">
            <text:p>Udzielenie pomocy zwiększa szanse na uratowanie poszkodowanego, sprawca może być tak zdenerwowany, nie tylko nic nie zrobi, ale i sam może potrzebować pomocy.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PWPW</text:p>
          </table:table-cell>
          <table:table-cell table:style-name="ce2" office:value-type="string" calcext:value-type="string">
            <text:p>pjm2420.wmv</text:p>
          </table:table-cell>
          <table:table-cell table:style-name="ce2" table:number-columns-repeated="7"/>
        </table:table-row>
        <table:table-row table:style-name="ro6">
          <table:table-cell table:style-name="ce2" office:value-type="string" calcext:value-type="string">
            <text:p>W19(16)</text:p>
          </table:table-cell>
          <table:table-cell table:style-name="ce5" office:value-type="float" office:value="2430" calcext:value-type="float">
            <text:p>2430</text:p>
          </table:table-cell>
          <table:table-cell table:style-name="ce2" office:value-type="string" calcext:value-type="string">
            <text:p>Wiesz, że wkrótce na miejsce zdarzenia przybędą służby ratunkowe. Czy powinieneś nakłaniać sprawcę, aby zawiózł poszkodowanego do szpitala?</text:p>
          </table:table-cell>
          <table:table-cell table:style-name="ce2" table:number-columns-repeated="3"/>
          <table:table-cell table:style-name="ce2" office:value-type="string" calcext:value-type="string">
            <text:p>You know that the emergency services will arrive to the scene of the accident soon. Should you persuade the perpetrator to take the injured person to the hospital?</text:p>
          </table:table-cell>
          <table:table-cell table:style-name="ce2" table:number-columns-repeated="3"/>
          <table:table-cell table:style-name="ce2" office:value-type="string" calcext:value-type="string">
            <text:p>Sie wissenm dass bald an den Unfallort Rettungsdienste kommen. Sollen Sie den Täter dazu bewegen, den Geschädigten ins Krankenhaus zu bringen?</text:p>
          </table:table-cell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_1org.wmv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A,B,C,D,T,AM,A1,A2,B1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Wytyczne Polskiej Rady Resuscytacji 2010</text:p>
          </table:table-cell>
          <table:table-cell table:style-name="ce2" office:value-type="string" calcext:value-type="string">
            <text:p>Chcemy zapytać o to czy w chwili, gdy jest możliwe przybycie wyspecjalizowanych służb ratunkowych, dopuszczalne jest wsadzanie poszkodowanego do auta i wiezienie go do szpitala</text:p>
          </table:table-cell>
          <table:table-cell table:style-name="ce2" office:value-type="string" calcext:value-type="string">
            <text:p>Bezpieczeństwo poszkodowanego jest zagrożone gdyż niewłaściwe włożenie i wiezienie poszkodowanego urazowego w aucie bez personelu medycznego i odpowiedniego sprzętu może zagrozić poszkodowanemu utrata zdrowi i życia.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PWPW</text:p>
          </table:table-cell>
          <table:table-cell table:style-name="ce2" table:number-columns-repeated="8"/>
        </table:table-row>
        <table:table-row table:style-name="ro7">
          <table:table-cell table:style-name="ce2" office:value-type="string" calcext:value-type="string">
            <text:p>W19(7)</text:p>
          </table:table-cell>
          <table:table-cell table:style-name="ce5" office:value-type="float" office:value="2432" calcext:value-type="float">
            <text:p>2432</text:p>
          </table:table-cell>
          <table:table-cell table:style-name="ce2" office:value-type="string" calcext:value-type="string">
            <text:p>Czy w tej sytuacji, dzwoniąc pod numer alarmowy, w pierwszej kolejności powinieneś określić miejsce zdarzenia?</text:p>
          </table:table-cell>
          <table:table-cell table:style-name="ce2" table:number-columns-repeated="3"/>
          <table:table-cell table:style-name="ce2" office:value-type="string" calcext:value-type="string">
            <text:p>When calling the emergency number in this situation should you first of all state the place of the incident?</text:p>
          </table:table-cell>
          <table:table-cell table:style-name="ce2" table:number-columns-repeated="3"/>
          <table:table-cell table:style-name="ce2" office:value-type="string" calcext:value-type="string">
            <text:p>Sollen Sie in der dargestellten Situation während des Notrufs allererst den Vorfallort bestimmen?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_1org.wmv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A,B,C,D,T,AM,A1,A2,B1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Prawo o ruchu drogowym (Dz. U. z 2012 r. poz 1137, z późn zm.)</text:p>
            <text:p>Art. 44. 2. Jeżeli w wypadku jest zabity lub ranny, kierujący pojazdem jest obowiązany ponadto:</text:p>
            <text:p>  1)   udzielić niezbędnej pomocy ofiarom wypadku oraz wezwać pogotowie ratunkowe i Policję</text:p>
          </table:table-cell>
          <table:table-cell table:style-name="ce2" office:value-type="string" calcext:value-type="string">
            <text:p>Chcemy zapytać o to co w pierwszej kolejności powinniśmy przekazać dyspozytorowi centrum powiadamiania ratunkowego zgłaszając zdarzenie.</text:p>
          </table:table-cell>
          <table:table-cell table:style-name="ce2" office:value-type="string" calcext:value-type="string">
            <text:p>Bezpieczeństwo poszkodowanego wzrośnie gdyż po podaniu adresu zdarzenia, nawet gdy zerwie się łączność lub rozładuje się nam telefon, służby ratunkowe są w stanie wysłać pod podany adres służby ratunkowe.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PWPW</text:p>
          </table:table-cell>
          <table:table-cell table:style-name="ce2" office:value-type="string" calcext:value-type="string">
            <text:p>pjm2432.wmv</text:p>
          </table:table-cell>
          <table:table-cell table:style-name="ce2" table:number-columns-repeated="7"/>
        </table:table-row>
        <table:table-row table:style-name="ro5">
          <table:table-cell table:style-name="ce2" office:value-type="string" calcext:value-type="string">
            <text:p>W19(24)</text:p>
          </table:table-cell>
          <table:table-cell table:style-name="ce5" office:value-type="string" calcext:value-type="string">
            <text:p>2990</text:p>
          </table:table-cell>
          <table:table-cell table:style-name="ce2" office:value-type="string" calcext:value-type="string">
            <text:p>Czy w tej sytuacji masz obowiązek pozostać na miejscu wypadku?</text:p>
          </table:table-cell>
          <table:table-cell table:style-name="ce2" table:number-columns-repeated="3"/>
          <table:table-cell table:style-name="ce2" office:value-type="string" calcext:value-type="string">
            <text:p>Are yo obliged to stay at the scene of the accident in this situation?</text:p>
          </table:table-cell>
          <table:table-cell table:style-name="ce2" table:number-columns-repeated="3"/>
          <table:table-cell table:style-name="ce2" office:value-type="string" calcext:value-type="string">
            <text:p>Sollen Sie in dieser Sitauation am Unfallort bleiben?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_1org.wmv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A,B,C,D,T,AM,A1,A2,B1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ustawa z 20 czerwca 1997 roku Prawo o ruchu drogowym (Dz. U. z 2012 r. poz. 1137 ze zm.) oraz art. 44 ust. 2 i 3</text:p>
          </table:table-cell>
          <table:table-cell table:style-name="ce2" office:value-type="string" calcext:value-type="string">
            <text:p>Co powinien zrobić świadek potrącenia pieszego?</text:p>
          </table:table-cell>
          <table:table-cell table:style-name="ce2" office:value-type="string" calcext:value-type="string">
            <text:p>Udzielenie pomocy zwiększa szanse na uratowanie poszkodowanego, sprawca może być tak zdenerwowany, że nie tylko nic nie zrobi, ale i sam może potrzebować pomocy.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PWPW</text:p>
          </table:table-cell>
          <table:table-cell table:style-name="ce2" office:value-type="string" calcext:value-type="string">
            <text:p>pjm2990.wmv</text:p>
          </table:table-cell>
          <table:table-cell table:style-name="ce2" table:number-columns-repeated="7"/>
        </table:table-row>
        <table:table-row table:style-name="ro8">
          <table:table-cell table:style-name="ce2" office:value-type="string" calcext:value-type="string">
            <text:p>W19(8)</text:p>
          </table:table-cell>
          <table:table-cell table:style-name="ce5" office:value-type="string" calcext:value-type="string">
            <text:p>2438</text:p>
          </table:table-cell>
          <table:table-cell table:style-name="ce2" office:value-type="string" calcext:value-type="string">
            <text:p>Czy widząc ludzi w płonącym samochodzie, masz obowiązek, jeśli jest to możliwe, udzielić im pierwszej pomocy <text:s/>i wezwać straż pożarną?</text:p>
          </table:table-cell>
          <table:table-cell table:style-name="ce2" table:number-columns-repeated="3"/>
          <table:table-cell table:style-name="ce2" office:value-type="string" calcext:value-type="string">
            <text:p>Seeing people in a burning car, are you obliged to administer first aid to them and inform the fire brigade?</text:p>
          </table:table-cell>
          <table:table-cell table:style-name="ce2" table:number-columns-repeated="3"/>
          <table:table-cell table:style-name="ce2" office:value-type="string" calcext:value-type="string">
            <text:p>Sie sehen Menschen im brennenden Auto. Haben Sie die Pflicht, soweit es möglich ist, ihnen die erste Hilfe zu leisten und die Feuerwehr zu benachrichtigen?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_2org.wmv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A,B,C,D,T,AM,A1,A2,B1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Obowiązek powiadomienia (art. 4 ustawa z dnia 8 września 2006 r. o Państwowym Ratownictwie Medycznym (t.j. Dz. U. z 2013 r. poz. 757 ze zm.)) </text:p>
            <text:p>Kto zauważy osobę lub osoby znajdujące się w stanie nagłego zagrożenia zdrowotnego lub jest świadkiem zdarzenia powodującego taki stan, w miarę posiadanych możliwości i umiejętności ma obowiązek niezwłocznego podjęcia działań zmierzających do skutecznego powiadomienia o tym zdarzeniu podmiotów ustawowo powołanych do niesienia pomocy osobom w stanie nagłego zagrożenia zdrowotnego.</text:p>
          </table:table-cell>
          <table:table-cell table:style-name="ce2" office:value-type="string" calcext:value-type="string">
            <text:p>Chcemy zapytać czy świadek zdarzenia musi powiadomić Straż Pożarną, gdy widzi człowieka w palącym się samochodzie.</text:p>
          </table:table-cell>
          <table:table-cell table:style-name="ce2" office:value-type="string" calcext:value-type="string">
            <text:p>Bezpieczeństwo poszkodowanego wzrośnie dzięki ugaszeniu ognia i ewakuacji go w miejsce bezpieczne.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PWPW</text:p>
          </table:table-cell>
          <table:table-cell table:style-name="ce2" table:number-columns-repeated="8"/>
        </table:table-row>
        <table:table-row table:style-name="ro9">
          <table:table-cell table:style-name="ce2" office:value-type="string" calcext:value-type="string">
            <text:p>B2(35)</text:p>
          </table:table-cell>
          <table:table-cell table:style-name="ce2" office:value-type="float" office:value="6339" calcext:value-type="float">
            <text:p>6339</text:p>
          </table:table-cell>
          <table:table-cell table:style-name="ce2" office:value-type="string" calcext:value-type="string">
            <text:p>Jaką funkcję spełnia układ przeciwblokujący (ABS) stosowany w pojazdach?</text:p>
          </table:table-cell>
          <table:table-cell table:style-name="ce2" office:value-type="string" calcext:value-type="string">
            <text:p>Ułatwia zmianę toru jazdy w czasie hamowania.</text:p>
          </table:table-cell>
          <table:table-cell table:style-name="ce2" office:value-type="string" calcext:value-type="string">
            <text:p>W każdych warunkach skraca drogę hamowania.</text:p>
          </table:table-cell>
          <table:table-cell table:style-name="ce2" office:value-type="string" calcext:value-type="string">
            <text:p>Zapobiega zerwaniu przyczepności kół napędowych podczas rozpędzania pojazdu.</text:p>
          </table:table-cell>
          <table:table-cell table:style-name="ce2" office:value-type="string" calcext:value-type="string">
            <text:p>What is the function of the anti-lock braking system (ABS) applied in cars?</text:p>
          </table:table-cell>
          <table:table-cell table:style-name="ce2" office:value-type="string" calcext:value-type="string">
            <text:p>It helps to change the course of driving while braking.</text:p>
          </table:table-cell>
          <table:table-cell table:style-name="ce2" office:value-type="string" calcext:value-type="string">
            <text:p>In shortens braking distance in all conditions.</text:p>
          </table:table-cell>
          <table:table-cell table:style-name="ce2" office:value-type="string" calcext:value-type="string">
            <text:p>It prevents the loss of the drive wheel grip while accelerating.</text:p>
          </table:table-cell>
          <table:table-cell table:style-name="ce2" office:value-type="string" calcext:value-type="string">
            <text:p>Welche Funktion hat das Anti-Blockier-System (ABS) bei den Fahrzeugen?</text:p>
          </table:table-cell>
          <table:table-cell table:style-name="ce2" office:value-type="string" calcext:value-type="string">
            <text:p>Erleichtert die Spur beim Bremsen zu ändern.</text:p>
          </table:table-cell>
          <table:table-cell table:style-name="ce2" office:value-type="string" calcext:value-type="string">
            <text:p>Verkürzt den Bremsweg bei allen Bedingungen.</text:p>
          </table:table-cell>
          <table:table-cell table:style-name="ce2" office:value-type="string" calcext:value-type="string">
            <text:p>Verhindert, dass die angetriebenen Räder bei Beschleunigung die Bodenhaftung verlieren.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A212.jpg</text:p>
          </table:table-cell>
          <table:table-cell table:style-name="ce2" office:value-type="string" calcext:value-type="string">
            <text:p>SPECJALISTYCZNY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,B1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Superkierowca. Jak jeździć bezpiecznie w każdych warunkach, Paul Ripley, 2 Warszawa 2007</text:p>
          </table:table-cell>
          <table:table-cell table:style-name="ce2" office:value-type="string" calcext:value-type="string">
            <text:p>Zasady i przepisy służące bezpiecznemu poruszaniu się pojazdem po drodze publicznej</text:p>
          </table:table-cell>
          <table:table-cell table:style-name="ce2" office:value-type="string" calcext:value-type="string">
            <text:p>Kształcenie umiejętności bezpiecznego uczestnictwa w ruchu drogowym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ITS</text:p>
          </table:table-cell>
          <table:table-cell table:style-name="ce2" office:value-type="string" calcext:value-type="string">
            <text:p>pjm6339.wmv</text:p>
          </table:table-cell>
          <table:table-cell table:style-name="ce2" office:value-type="string" calcext:value-type="string">
            <text:p>pjm6339a.wmv</text:p>
          </table:table-cell>
          <table:table-cell table:style-name="ce2" office:value-type="string" calcext:value-type="string">
            <text:p>pjm6339b.wmv</text:p>
          </table:table-cell>
          <table:table-cell table:style-name="ce2" office:value-type="string" calcext:value-type="string">
            <text:p>pjm6339c.wmv</text:p>
          </table:table-cell>
          <table:table-cell table:style-name="ce2" table:number-columns-repeated="4"/>
        </table:table-row>
        <table:table-row table:style-name="ro10">
          <table:table-cell table:style-name="ce2" office:value-type="string" calcext:value-type="string">
            <text:p>W19(109)</text:p>
          </table:table-cell>
          <table:table-cell table:style-name="ce5" office:value-type="float" office:value="7130" calcext:value-type="float">
            <text:p>7130</text:p>
          </table:table-cell>
          <table:table-cell table:style-name="ce2" office:value-type="string" calcext:value-type="string">
            <text:p>Czy ze względów bezpieczeństwa wskazane jest, aby używając gaśnicy samochodowej, unikać pełnego otwarcia pokrywy komory silnika?</text:p>
          </table:table-cell>
          <table:table-cell table:style-name="ce2" table:number-columns-repeated="3"/>
          <table:table-cell table:style-name="ce2" office:value-type="string" calcext:value-type="string">
            <text:p>When using the car extinguisher, is it proper to avoid full opening of the bonnet?</text:p>
          </table:table-cell>
          <table:table-cell table:style-name="ce2" table:number-columns-repeated="3"/>
          <table:table-cell table:style-name="ce2" office:value-type="string" calcext:value-type="string">
            <text:p>Ist es <text:s/>beim Verwenden des Autofeuerlöschers richtig, eine volle Öffnung der Motorhaube zu vermeiden?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_2org.wmv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A,B,C,D,T,AM,A1,A2,B1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Instrukcja użycia gaśnicy</text:p>
          </table:table-cell>
          <table:table-cell table:style-name="ce2" office:value-type="string" calcext:value-type="string">
            <text:p>Chcemy zapytać o to, czy świadek zdarzenia świadomy jest, jak działa gaśnica samochodowa i jakie są jej zasady użycia.</text:p>
          </table:table-cell>
          <table:table-cell table:style-name="ce2" office:value-type="string" calcext:value-type="string">
            <text:p>Bezpieczeństwo wzrośnie zarówno dla poszkodowanego, jak i gaszącego, ogień nie dostanie powietrza, jakby to było podczas pełnego otwarcia pokrywy silnika, przez co nie rozpali się i nie zagrozi bezpieczeństwu. Środek wprowadzony przez uchylona klapę a następnie zamkniętą, szybciej i skuteczniej zadziała.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PWPW</text:p>
          </table:table-cell>
          <table:table-cell table:style-name="ce2" office:value-type="string" calcext:value-type="string">
            <text:p>pjm7130.wmv</text:p>
          </table:table-cell>
          <table:table-cell table:style-name="ce2" table:number-columns-repeated="7"/>
        </table:table-row>
        <table:table-row table:style-name="ro11">
          <table:table-cell table:style-name="ce2" office:value-type="string" calcext:value-type="string">
            <text:p>B3(140)</text:p>
          </table:table-cell>
          <table:table-cell table:style-name="ce2" office:value-type="float" office:value="10060" calcext:value-type="float">
            <text:p>10060</text:p>
          </table:table-cell>
          <table:table-cell table:style-name="ce2" office:value-type="string" calcext:value-type="string">
            <text:p>Poruszasz się autostradą i zamierzasz ją opuścić. W którym miejscu rozpoczniesz hamowanie przed zjazdem z autostrady?</text:p>
          </table:table-cell>
          <table:table-cell table:style-name="ce2" office:value-type="string" calcext:value-type="string">
            <text:p>Przed wjazdem na pas wyłączenia (zjazdu).</text:p>
          </table:table-cell>
          <table:table-cell table:style-name="ce2" office:value-type="string" calcext:value-type="string">
            <text:p>Po wjeździe na początek pasa wyłączenia (zjazdu).</text:p>
          </table:table-cell>
          <table:table-cell table:style-name="ce2" office:value-type="string" calcext:value-type="string">
            <text:p>W dowolnym miejscu na autostradzie.</text:p>
          </table:table-cell>
          <table:table-cell table:style-name="ce2" office:value-type="string" calcext:value-type="string">
            <text:p>You are travelling on the highway and intend to exit it. At what point do you start braking before the exit from the highway?</text:p>
          </table:table-cell>
          <table:table-cell table:style-name="ce2" office:value-type="string" calcext:value-type="string">
            <text:p>Before entering the exit lane (exit).</text:p>
          </table:table-cell>
          <table:table-cell table:style-name="ce2" office:value-type="string" calcext:value-type="string">
            <text:p>After entering the start of the exit lane (exit).</text:p>
          </table:table-cell>
          <table:table-cell table:style-name="ce2" office:value-type="string" calcext:value-type="string">
            <text:p>At any point on the highway.</text:p>
          </table:table-cell>
          <table:table-cell table:style-name="ce2" office:value-type="string" calcext:value-type="string">
            <text:p>Sie fahren eine Autobahn und sie beachsichtigen, die zu verlassen. An welcher Stelle beginnen Sie den Bremsvorgang vor der Ausfahrt aus der Autobahn?</text:p>
          </table:table-cell>
          <table:table-cell table:style-name="ce2" office:value-type="string" calcext:value-type="string">
            <text:p>Vor dem Befahren der Ausfahrtspur.</text:p>
          </table:table-cell>
          <table:table-cell table:style-name="ce2" office:value-type="string" calcext:value-type="string">
            <text:p>Nach dem Befahren der Ausfahrtspur.</text:p>
          </table:table-cell>
          <table:table-cell table:style-name="ce2" office:value-type="string" calcext:value-type="string">
            <text:p>An beliebiger Stelle auf der Autobahn.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lajd_001936_35_1024x576.jpg</text:p>
          </table:table-cell>
          <table:table-cell table:style-name="ce2" office:value-type="string" calcext:value-type="string">
            <text:p>SPECJALISTYCZNY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3</text:p>
          </table:table-cell>
          <table:table-cell table:style-name="ce2" office:value-type="string" calcext:value-type="string">
            <text:p>art. 3 ust. 1 ustawy z dnia 20 czerwca 1997 r. - Prawo o ruchu drogowym (Dz. U. z 2012 r. poz. 1137, z późn. zm.) w zw. Z § 86 ust. 2 rozporządzenia Ministrów Infrastruktury oraz Spraw Wewnętrznych i Administracji z dnia 31 lipca 2002 r. w sprawie znaków i sygnałów drogowych (Dz. U. Nr 170, poz. 1393, z późn. zm.)</text:p>
          </table:table-cell>
          <table:table-cell table:style-name="ce2" office:value-type="string" calcext:value-type="string">
            <text:p>Odstępy i hamowanie pojazdu</text:p>
          </table:table-cell>
          <table:table-cell table:style-name="ce2" office:value-type="string" calcext:value-type="string">
            <text:p>brak treści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Liwona</text:p>
          </table:table-cell>
          <table:table-cell table:style-name="ce2" table:number-columns-repeated="8"/>
        </table:table-row>
        <table:table-row table:style-name="ro12" table:number-rows-repeated="1048562">
          <table:table-cell table:number-columns-repeated="33"/>
        </table:table-row>
        <table:table-row table:style-name="ro12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zł</number:text>
    </number:number-style>
    <number:number-style style:name="N115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zł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zł</number:text>
    </number:number-style>
    <number:number-style style:name="N118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zł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  </number:text>
    </number:number-style>
    <number:number-style style:name="N12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  </number:text>
    </number:number-style>
    <number:number-style style:name="N129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4P2" style:volatile="true">
      <number:text> </number:text>
      <number:fill-character> </number:fill-character>
      <number:text>-  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8P2" style:volatile="true">
      <number:text> </number:text>
      <number:fill-character> </number:fill-character>
      <number:text>- zł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0">00.00.0000</text:date>, <text:time style:data-style-name="N2" text:time-value="18:30:00.336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9T15:45:03.316000000</meta:creation-date>
    <dc:date>2023-07-10T18:34:55.008000000</dc:date>
    <meta:editing-duration>PT1H24M20S</meta:editing-duration>
    <meta:editing-cycles>9</meta:editing-cycles>
    <meta:generator>LibreOffice/7.5.4.2$Windows_X86_64 LibreOffice_project/36ccfdc35048b057fd9854c757a8b67ec53977b6</meta:generator>
    <meta:document-statistic meta:table-count="1" meta:cell-count="254" meta:object-count="0"/>
  </office:meta>
</office:document-meta>
</file>